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A5BCCED15DF81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6.178cm, 25.276cm, 11.5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599cm" svg:height="8.781cm" svg:x="0.201cm" svg:y="0.101cm">
          <draw:image xlink:href="Pictures/10000000000005E8000007E02A5BCCED15DF81F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6:03:46.941528239</dc:date>
    <meta:editing-duration>PT3M3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